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color="#ff0000" style:font-name="Trebuchet M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ff0000" fo:font-size="16pt" fo:font-style="normal" fo:font-weight="bold" fo:background-color="#ffffff" style:font-size-asian="16pt" style:font-style-asian="normal" style:font-weight-asian="bold" style:font-size-complex="16pt" style:font-style-complex="normal" style:font-weight-complex="bold"/>
    </style:style>
    <style:style style:name="P4" style:family="paragraph" style:parent-style-name="Standard">
      <style:text-properties fo:color="#ff0000" fo:font-size="16pt" fo:font-weight="bold" style:font-size-asian="16pt" style:font-weight-asian="bold" style:font-size-complex="16pt" style:font-weight-complex="bold"/>
    </style:style>
    <style:style style:name="P5" style:family="paragraph" style:parent-style-name="Standard">
      <style:text-properties fo:color="#2323dc" fo:font-size="16pt" fo:font-weight="bold" style:font-size-asian="16pt" style:font-weight-asian="bold" style:font-size-complex="16pt" style:font-weight-complex="bold"/>
    </style:style>
    <style:style style:name="P6" style:family="paragraph" style:parent-style-name="Standard" style:list-style-name="L1">
      <style:text-properties fo:color="#2323dc" fo:font-size="16pt" fo:font-weight="bold" style:font-size-asian="16pt" style:font-weight-asian="bold" style:font-size-complex="16pt" style:font-weight-complex="bold"/>
    </style:style>
    <style:style style:name="P7" style:family="paragraph" style:parent-style-name="Standard" style:list-style-name="L2">
      <style:text-properties fo:color="#2323dc" fo:font-size="16pt" fo:font-weight="bold" style:font-size-asian="16pt" style:font-weight-asian="bold" style:font-size-complex="16pt" style:font-weight-complex="bold"/>
    </style:style>
    <style:style style:name="P8" style:family="paragraph" style:parent-style-name="Standard" style:list-style-name="L4">
      <style:text-properties fo:color="#2323dc" fo:font-size="16pt" fo:font-weight="bold" style:font-size-asian="16pt" style:font-weight-asian="bold" style:font-size-complex="16pt" style:font-weight-complex="bold"/>
    </style:style>
    <style:style style:name="P9" style:family="paragraph" style:parent-style-name="Standard">
      <style:text-properties fo:font-size="16pt" style:font-size-asian="16pt" style:font-size-complex="16pt"/>
    </style:style>
    <style:style style:name="P10" style:family="paragraph" style:parent-style-name="Standard">
      <style:paragraph-properties fo:text-align="end" style:justify-single-word="false"/>
      <style:text-properties fo:font-size="16pt" style:font-size-asian="16pt" style:font-size-complex="16pt"/>
    </style:style>
    <style:style style:name="P11" style:family="paragraph" style:parent-style-name="Standard" style:list-style-name="L3">
      <style:text-properties fo:font-size="16pt" style:font-size-asian="16pt" style:font-size-complex="16pt"/>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size="16pt" style:font-size-asian="16pt" style:font-size-complex="16pt"/>
    </style:style>
    <style:style style:name="T2" style:family="text">
      <style:text-properties fo:color="#2323dc" fo:font-weight="bold" style:font-weight-asian="bold" style:font-weight-complex="bol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text:span text:style-name="T1">ojet isn dossier fait par Randrianarimanana Stéphanie</text:span></text:p>
      <text:p text:style-name="P9"/>
      <text:p text:style-name="P2">Titre du projet : Créer un site de rencontre </text:p>
      <text:p text:style-name="P9"/>
      <text:p text:style-name="P12">le nom de notre site de rencontre : Linkymeet</text:p>
      <text:p text:style-name="P9"/>
      <text:p text:style-name="P10">l'équipe : </text:p>
      <text:p text:style-name="P10">Randrianariamanana stéphanie</text:p>
      <text:p text:style-name="P10">Charlène Doudou</text:p>
      <text:p text:style-name="P10">Mathieu Coupé</text:p>
      <text:p text:style-name="P9">( tout astérix* signifie voir annexe)</text:p>
      <text:p text:style-name="P9"/>
      <text:p text:style-name="P9"><draw:frame draw:style-name="fr1" draw:name="graphics1" text:anchor-type="as-char" svg:y="-7.699cm" svg:width="16.187cm" svg:height="13.462cm" draw:z-index="0"><draw:image xlink:href="http://img.gentside.com/francis-cabrel/couter-du-francis-cabrel-pourrait-faciliter-la-rencontre-amoureuse_23369_w250.jpg" xlink:type="simple" xlink:show="embed" xlink:actuate="onLoad"/></draw:frame> </text:p>
      <text:p text:style-name="P9"/>
      <text:p text:style-name="P9"/>
      <text:p text:style-name="P9"><text:s text:c="2"/></text:p>
      <text:p text:style-name="P9"/>
      <text:p text:style-name="Standard"><text:span text:style-name="T1">Lien <text:s/>de mon Cv ecrit en Html* : </text:span><text:a xlink:type="simple" xlink:href="http://isn.codelab.info/e-portfolio/e-portfolios-du-groupe-vendredi/stephanie-ts2/mes-mini-projets-isn/mon-cv/"><text:span text:style-name="T1">http://isn.codelab.info/e-portfolio/e-portfolios-du-groupe-vendredi/stephanie-ts2/mes-mini-projets-isn/mon-cv/</text:span></text:a><text:span text:style-name="T1"> </text:span></text:p>
      <text:p text:style-name="P9"><text:soft-page-break/></text:p>
      <text:p text:style-name="P9"/>
      <text:p text:style-name="P9"/>
      <text:p text:style-name="P9"/>
      <text:p text:style-name="P9"/>
      <text:list xml:id="list4358508792127413434" text:style-name="L1">
        <text:list-item>
          <text:p text:style-name="P6">L'état de l'art : ce que l'on connais déjà sur les sites de rencontre et comment cela marche ?</text:p>
        </text:list-item>
      </text:list>
      <text:p text:style-name="P9"/>
      <text:p text:style-name="P9"/>
      <text:p text:style-name="P9"/>
      <text:p text:style-name="P9"><text:s/>Aujourd'hui les sites de rencontre se développent énormément notamment sur la messagerie, en effet à part la messagerie interne, existe aussi la messagerie instantanée et l'appel en visioconférence, e. Ensuite il existe aussi les forums pour discuter lorsque par exemple les utilisateurs ont des problèmes ou bien des forums par thème pour discuter .</text:p>
      <text:p text:style-name="P9">Dans les sites de rencontre il existe aussi des tests par affinité, ainsi lorsqu'une personne sélectionne des critères, et qu'on retrouve cette personnalité chez une autre personne, il y a affinité et les deux personnes sont reliés, nous comptons développer cette partie du programme.</text:p>
      <text:p text:style-name="P9"/>
      <text:list xml:id="list39262412" text:continue-numbering="true" text:style-name="L1">
        <text:list-item>
          <text:p text:style-name="P6">Quels sont nos objectifs ?</text:p>
        </text:list-item>
      </text:list>
      <text:p text:style-name="P9"/>
      <text:p text:style-name="P9">Notre objectif est de créer un interface simple avec une page d'accueil et une page profil, et pui sensuite des interactions possibles que nous comptons developper sont la messagerie et la messagerie instantanée, un formulaire de contact et un moteur de recherche de profils.</text:p>
      <text:p text:style-name="P9"/>
      <text:p text:style-name="P9">Comme sur chaque site de rencontre ou autre, il faut imposer des règles d'utilisation à l'utilisateur ainsi nous allons elaborer une condition generale d'utilisation en disant à l'utilisateur ce qu'il a le droit de faire ou non sur le site . On peut aussi étudier ce que les administrateurs peuvent dévoiler au public c'est à dire aux autres utilisateurs par rapport à un autre utilisateur.</text:p>
      <text:p text:style-name="P9"/>
      <text:p text:style-name="P9"/>
      <text:p text:style-name="P9"/>
      <text:p text:style-name="P9"/>
      <text:p text:style-name="P9"/>
      <text:p text:style-name="P9"/>
      <text:p text:style-name="P9"/>
      <text:p text:style-name="P9"><text:soft-page-break/></text:p>
      <text:p text:style-name="P9"/>
      <text:p text:style-name="P9"/>
      <text:list xml:id="list39271320" text:continue-numbering="true" text:style-name="L1">
        <text:list-item>
          <text:p text:style-name="P6">Comment allons nous réaliser notre projet ?</text:p>
        </text:list-item>
      </text:list>
      <text:p text:style-name="P9"/>
      <text:p text:style-name="P9">Nous allons tout d'abord créer un bloc d'inscription qui sera dès que quelqu'un se connecte sur le site sera visible ceci sera traité avec du Html mis en forme en CSS* et traiter en php,puis ensuite créer un espace membre et une recherche de membre avec n système de connexion, une recherche de membre en fonction de critères simples ( l'affinité) et gestion et lecture d'une base de donnée SQL* et enfin crer un espace pour le contact pour que les membres soit en contact permanent et un formulaire de contact au cas ou il y a une problème ceci avec le Html et Php.</text:p>
      <text:p text:style-name="P9"/>
      <text:list xml:id="list39258502" text:continue-numbering="true" text:style-name="L1">
        <text:list-item>
          <text:p text:style-name="P6">Comment avons nous reparti nos tâches ?</text:p>
        </text:list-item>
      </text:list>
      <text:p text:style-name="P9"/>
      <text:p text:style-name="P9">Randrianarimanana stéphanie : Développer la messagerie interne</text:p>
      <text:p text:style-name="P9">Et <text:s/>traiter un questionnaire pour organiser les rencontres par affinité.</text:p>
      <text:p text:style-name="P9"/>
      <text:p text:style-name="P9">Mathieu coupé : Coder le site en Php*</text:p>
      <text:p text:style-name="P9"/>
      <text:p text:style-name="P9">Doudou Charlène : coder le questionnaire, coder un formulaire d'inscription en hmtl </text:p>
      <text:p text:style-name="P9"/>
      <text:p text:style-name="P9">Ce que nous avons fait ensemble : <text:s/>nous avons vu l'aspect du site ensemble et sur le nom que portera le site de rencont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list xml:id="list8375767865239095156" text:style-name="L2">
        <text:list-item>
          <text:p text:style-name="P7"><text:s/>Ma Première partie : La messagerie </text:p>
        </text:list-item>
      </text:list>
      <text:p text:style-name="P9"/>
      <text:p text:style-name="P9"/>
      <text:p text:style-name="P9">Mes difficultés : je n'ai aucune compétences pour programmer ceci </text:p>
      <text:p text:style-name="P9"/>
      <text:p text:style-name="P9"><text:s/>Ce que j'ai fait :alors j'ai demandé de l'aide auprès de mes coéquipiers. On a alors fait de la recherche sur internet si un programme a déjà été crée ou pas et puis on trouvé ceci que j'ai trouvé assez simple, à mettre dans le serveur Php puisque tout a été détailler et c'était plus facile à comprendre.</text:p>
      <text:p text:style-name="Standard"><text:a xlink:type="simple" xlink:href="http://www.supportduweb.com/scripts_tutoriaux-code-source-88-messagerie-interne-en-php-mysql-utilisateurs-messagerie-mail-mp-pm-messages-personnels-prives.html"><text:span text:style-name="T1"/></text:a></text:p>
      <text:p text:style-name="Standard"><text:a xlink:type="simple" xlink:href="http://www.supportduweb.com/scripts_tutoriaux-code-source-88-messagerie-interne-en-php-mysql-utilisateurs-messagerie-mail-mp-pm-messages-personnels-prives.html"><text:span text:style-name="T1"/></text:a></text:p>
      <text:p text:style-name="P9"/>
      <text:p text:style-name="P9"><text:s/>Le lien du programme : </text:p>
      <text:p text:style-name="Standard"><text:a xlink:type="simple" xlink:href="http://www.supportduweb.com/scripts_tutoriaux-code-source-88-messagerie-interne-en-php-mysql-utilisateurs-messagerie-mail-mp-pm-messages-personnels-prives.html"><text:span text:style-name="T1">http://www.supportduweb.com/scripts_tutoriaux-code-source-88-messagerie-interne-en-php-mysql-utilisateurs-messagerie-mail-mp-pm-messages-personnels-prives.html</text:span></text:a><text:span text:style-name="T1"> </text:span></text:p>
      <text:p text:style-name="P9"/>
      <text:p text:style-name="P9"/>
      <text:p text:style-name="P9"/>
      <text:p text:style-name="P9"/>
      <text:p text:style-name="P9"/>
      <text:p text:style-name="P9"/>
      <text:p text:style-name="P5"/>
      <text:p text:style-name="P5"><text:s/>Ma Deuxième partie de mon programme :</text:p>
      <text:p text:style-name="P9"/>
      <text:p text:style-name="P9"><text:s/>Il s'agit de creer un programme pour rélier deux personnes par affinité, au début j'ai pensé que cela consistait à créer un algorithme telle que si <text:s/>l'utilisateur sélectionne les critères qu'il recherche chez une autre personne, le programme cherchait dans chaque profil si il y a des critères semblables à ce que la personne recherchait. Si les critères sont à peu près semblables il y a alors affinité et donc on peut lier les deux personnes. J'ai demandé l'avis de mes professeurs qui mont conseillé d'utiliser processing avec la le binaire.</text:p>
      <text:p text:style-name="P9"/>
      <text:p text:style-name="P9"><text:soft-page-break/></text:p>
      <text:p text:style-name="P9"/>
      <text:p text:style-name="P9"/>
      <text:p text:style-name="P9"/>
      <text:p text:style-name="P9"/>
      <text:p text:style-name="P5"/>
      <text:list xml:id="list4687312458267925759" text:style-name="L3">
        <text:list-item>
          <text:p text:style-name="P11"><text:span text:style-name="T2">Intégration et <text:s/>Validation :</text:span> </text:p>
        </text:list-item>
      </text:list>
      <text:p text:style-name="P9"/>
      <text:p text:style-name="P9"><text:s/>L'integration de la messagerie fonctionne correctement sur Php</text:p>
      <text:p text:style-name="P9"/>
      <text:list xml:id="list39283648" text:continue-numbering="true" text:style-name="L3">
        <text:list-item>
          <text:p text:style-name="P11"><text:span text:style-name="T2">Bilans et perspectives :</text:span> </text:p>
        </text:list-item>
      </text:list>
      <text:p text:style-name="P9"/>
      <text:p text:style-name="P9"/>
      <text:p text:style-name="P9">Ce que je proposerai pour améliorer mon projet : aller vers la messagerie instannée et l'appel en visoconférence pour être plus moderne.</text:p>
      <text:p text:style-name="P9"/>
      <text:p text:style-name="P9"/>
      <text:list xml:id="list5297896359785224825" text:style-name="L4">
        <text:list-item>
          <text:p text:style-name="P8">Ce que j'ai appris en travaillant sur ce projet : </text:p>
        </text:list-item>
      </text:list>
      <text:p text:style-name="P9"/>
      <text:p text:style-name="P9">J'ai beaucoup appris avecce projet du <text:s/>fait que je n'ai pas beaucoup d'expérience en programmation à part ce que l'on m'a appris cette année, j'ai appris à utiliser une base de donnée, à comprendre ce que <text:s/>le php et le msql grâce à mes coequipiers qui m'ont expliquer, puis je me suis aider des tutoriels aussi qui existent sur internet en me documentan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3">Annexes :</text:p>
      <text:p text:style-name="P4"/>
      <text:p text:style-name="P9">PHP : c'est un language de programmation libre qui permet de rendre une page plus dynamique</text:p>
      <text:p text:style-name="P9"/>
      <text:p text:style-name="P9">CSS :( feuilles de style en cascade) elle permet la mise en forme de la page comme mettre de la couleur par exemple</text:p>
      <text:p text:style-name="P9"/>
      <text:p text:style-name="P9">HTML : c'est le language universel utilisé par tous les navigateurs web.</text:p>
      <text:p text:style-name="P9"/>
      <text:p text:style-name="P9">Base de donnée SQL : <text:s/>c'est un language de definition de données c'est à dire qu'elle permet de créer des tables dans une base de donnée et on peut modifier ou supprimer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21:12:28.47</meta:creation-date>
    <dc:date>2013-05-06T19:12:55.61</dc:date>
    <meta:editing-duration>P1DT1H56M13S</meta:editing-duration>
    <meta:editing-cycles>15</meta:editing-cycles>
    <meta:generator>OpenOffice.org/3.4.1$Win32 OpenOffice.org_project/341m1$Build-9593</meta:generator>
    <meta:document-statistic meta:table-count="0" meta:image-count="1" meta:object-count="0" meta:page-count="6" meta:paragraph-count="43" meta:word-count="836" meta:character-count="5135"/>
  </office:meta>
</office:document-meta>
</file>